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1d35" officeooo:paragraph-rsid="00101d35"/>
    </style:style>
    <style:style style:name="P2" style:family="paragraph" style:parent-style-name="Standard" style:list-style-name="L1">
      <style:text-properties officeooo:rsid="00101d35" officeooo:paragraph-rsid="00101d35"/>
    </style:style>
    <style:style style:name="P3" style:family="paragraph" style:parent-style-name="Standard">
      <style:text-properties officeooo:rsid="0010dd84" officeooo:paragraph-rsid="0010dd84"/>
    </style:style>
    <style:style style:name="P4" style:family="paragraph" style:parent-style-name="Standard" style:list-style-name="L1">
      <style:text-properties officeooo:rsid="00125742" officeooo:paragraph-rsid="001257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ggestions:</text:p>
      <text:list xml:id="list5362564981355110243" text:style-name="L1">
        <text:list-item>
          <text:p text:style-name="P2">2 champs of the tags, most frequently earned mastery points for</text:p>
        </text:list-item>
        <text:list-item>
          <text:p text:style-name="P2">2 champs of the tags, least frequenty earned mastery points for</text:p>
        </text:list-item>
        <text:list-item>
          <text:p text:style-name="P2">2 champs of the tags, most accumulated points earned for</text:p>
        </text:list-item>
        <text:list-item>
          <text:p text:style-name="P2">2 champs of the tags, least accumulated points earned for</text:p>
        </text:list-item>
        <text:list-item>
          <text:p text:style-name="P4">2 champs, no masteries, top tags</text:p>
        </text:list-item>
      </text:list>
      <text:p text:style-name="P3"/>
      <text:p text:style-name="P1">TEA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21:17:47.347094650</meta:creation-date>
    <dc:date>2016-05-06T14:39:47.948794778</dc:date>
    <meta:editing-duration>PT19M4S</meta:editing-duration>
    <meta:editing-cycles>5</meta:editing-cycles>
    <meta:generator>LibreOffice/5.0.5.1$Linux_X86_64 LibreOffice_project/00m0$Build-1</meta:generator>
    <meta:document-statistic meta:table-count="0" meta:image-count="0" meta:object-count="0" meta:page-count="1" meta:paragraph-count="7" meta:word-count="55" meta:character-count="293" meta:non-whitespace-character-count="250"/>
  </office:meta>
</office:document-meta>
</file>